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34c6" officeooo:paragraph-rsid="001e34c6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e34c6" officeooo:paragraph-rsid="001e34c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rsid="0021dc57" officeooo:paragraph-rsid="0021dc57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21dc57" officeooo:paragraph-rsid="0021dc5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tyle="italic" officeooo:rsid="0021dc57" officeooo:paragraph-rsid="0021dc57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24e813" officeooo:paragraph-rsid="0024e813"/>
    </style:style>
    <style:style style:name="T1" style:family="text">
      <style:text-properties officeooo:rsid="001f8ef4"/>
    </style:style>
    <style:style style:name="T2" style:family="text">
      <style:text-properties officeooo:rsid="0025938a"/>
    </style:style>
    <style:style style:name="T3" style:family="text">
      <style:text-properties officeooo:rsid="0025998a"/>
    </style:style>
    <style:style style:name="T4" style:family="text">
      <style:text-properties fo:font-weight="bold" officeooo:rsid="001f8ef4" style:font-weight-asian="bold" style:font-weight-complex="bold"/>
    </style:style>
    <style:style style:name="T5" style:family="text">
      <style:text-properties fo:font-weight="normal" officeooo:rsid="001f8ef4" style:font-weight-asian="normal" style:font-weight-complex="normal"/>
    </style:style>
    <style:style style:name="T6" style:family="text">
      <style:text-properties fo:font-style="italic" fo:font-weight="normal" officeooo:rsid="001f8ef4" style:font-style-asian="italic" style:font-weight-asian="normal" style:font-style-complex="italic" style:font-weight-complex="normal"/>
    </style:style>
    <style:style style:name="T7" style:family="text">
      <style:text-properties officeooo:rsid="002ae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on du contexte</text:p>
      <text:p text:style-name="P1"/>
      <text:p text:style-name="P1">A chaque jour, des millions de personnes se fixent des objectifs, ont des choses importantes à penser ou à prévoir. Par exemple, Jean pense à l'anniversaire de mariage son amie à un instant t, quelques jours avant la date précise et ne s'en rappelera que trop tard. </text:p>
      <text:p text:style-name="P1"/>
      <text:p text:style-name="P1"><text:tab/>Notre objectif est donc de palier à ces oublis en <text:s/>proposant une application <text:span text:style-name="T1">pratique </text:span>axée sur le domaine des objectifs et choses à faire. <text:span text:style-name="T1">Celle-ci aura donc pour optique de représenter les actions à faire sous forme de "To-Do list" tout en lançant des rappels à l'utilisateur (par exemple, une notification disant : </text:span><text:span text:style-name="T6">"Avez-vous penser à effectuer cet objectif ?"</text:span><text:span text:style-name="T1">).</text:span></text:p>
      <text:p text:style-name="P3">A un moment choisit par l'utilisateur, celui-ci pourra donc créer des nouveaux objectifs, les supprimer ou encore les valider. Dans le cas d'une validation, celui-ci se fera féliciter par l'application et inversement pour une suppression, cela cherchant à toucher l'estime que l'utilisateur à sur lui-même.</text:p>
      <text:p text:style-name="P3"/>
      <text:p text:style-name="P6"><text:span text:style-name="T2">A terme, n</text:span>ous pourrons ajouter diverses langues de traduction pour notre application pour pouvoir <text:s/>permettre à des personnes provenant de divers pays d'utiliser TODO.</text:p>
      <text:p text:style-name="P3"/>
      <text:p text:style-name="P3"/>
      <text:p text:style-name="P3"/>
      <text:p text:style-name="P4">Exemple de cas d'utilisation.</text:p>
      <text:p text:style-name="P5">Cas 1:</text:p>
      <text:p text:style-name="P3">Monsieur X a peur d'oublier l'heure à laquelle il doit aller récupérer ses enfants à la garderie. Il décide donc de télécharger l'application "TODO" et de rentrer son tout premier objectif.</text:p>
      <text:p text:style-name="P3">Quelques heures plus tard, une notification de rappel apparait. Satisfait, il s'empresse d'aller chercher ses enfants sans aucun oubli.</text:p>
      <text:p text:style-name="P3">Par la suite, il valide son objectif sur TODO et reçoit un chaleureux message de félicitation <text:span text:style-name="T7">et d'encouragement pour la suite</text:span>.</text:p>
      <text:p text:style-name="P3"/>
      <text:p text:style-name="P3"/>
      <text:p text:style-name="P5">Cas 2:</text:p>
      <text:p text:style-name="P3">Monsieur Y rentre un nouvel objectif <text:s/>"Faire du sport" et se laisse une semaine pour commencer.</text:p>
      <text:p text:style-name="P3">N'ayant pas la fois, il décide au bout de quelques jours de supprimé son objectif. Il le sélectionne et clique donc sur l'option de suppression. Son telepone se met alors à vibrer de mécontentement afin de montrer à l'utilisateur que ce n'est pas bi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4S</meta:editing-duration>
    <meta:editing-cycles>15</meta:editing-cycles>
    <meta:generator>LibreOffice/5.1.5.2$Windows_x86 LibreOffice_project/7a864d8825610a8c07cfc3bc01dd4fce6a9447e5</meta:generator>
    <dc:date>2017-02-20T17:06:55.051000000</dc:date>
    <meta:document-statistic meta:table-count="0" meta:image-count="0" meta:object-count="0" meta:page-count="1" meta:paragraph-count="13" meta:word-count="318" meta:character-count="1965" meta:non-whitespace-character-count="1655"/>
    <meta:user-defined meta:name="Info 1"/>
    <meta:user-defined meta:name="Info 2"/>
    <meta:user-defined meta:name="Info 3"/>
    <meta:user-defined meta:name="Info 4"/>
  </office:meta>
</office:document-meta>
</file>